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 3 - Algorithm</text:p>
      <text:p text:style-name="Standard"/>
      <text:p text:style-name="Standard">Input - list of scores, -1 ends LOOP</text:p>
      <text:p text:style-name="Standard"/>
      <text:p text:style-name="Standard">Vars = score, numberOfIterations, totalScore, letterGrade, totalA, totalB, totalC, totalD, totalF, and classScoreAverage</text:p>
      <text:p text:style-name="Standard"/>
      <text:p text:style-name="Standard">calculate = Class Average</text:p>
      <text:p text:style-name="Standard"/>
      <text:p text:style-name="Standard">output = score and letterGrade. After totalA, totalB, totalC, totalD and totalF. End </text:p>
      <text:p text:style-name="Standard">classScoreAverage and its corresponding letterGrade.</text:p>
      <text:p text:style-name="Standard">--------------------------------------------------------------------------------------------------------------</text:p>
      <text:p text:style-name="Standard"/>
      <text:p text:style-name="Standard">vars....</text:p>
      <text:p text:style-name="Standard"/>
      <text:p text:style-name="P1">Main loop</text:p>
      <text:p text:style-name="Standard">input (-1 ends) [score == -1];</text:p>
      <text:p text:style-name="Standard"/>
      <text:p text:style-name="P1">If (score &gt;= 0)</text:p>
      <text:p text:style-name="Standard"><text:tab/>letterGrade = <text:span text:style-name="T1">call grade(score) method</text:span>;</text:p>
      <text:p text:style-name="Standard"/>
      <text:p text:style-name="Standard"><text:tab/>output score and letterGrade;</text:p>
      <text:p text:style-name="Standard"><text:tab/></text:p>
      <text:p text:style-name="Standard"><text:tab/>totalScore += score;</text:p>
      <text:p text:style-name="Standard"><text:tab/></text:p>
      <text:p text:style-name="Standard"><text:tab/>numberOfIterations ++;</text:p>
      <text:p text:style-name="Standard"/>
      <text:p text:style-name="Standard"><text:span text:style-name="T1"><text:tab/>Switch</text:span>: (letterGrade)</text:p>
      <text:p text:style-name="Standard"><text:tab/>A: totalA++; break;</text:p>
      <text:p text:style-name="Standard"><text:tab/>B: totalB++; break;</text:p>
      <text:p text:style-name="Standard"><text:tab/>C: totalC++; break;</text:p>
      <text:p text:style-name="Standard"><text:tab/>D: totalD++; break;</text:p>
      <text:p text:style-name="Standard"><text:tab/>F: totalF++; break;</text:p>
      <text:p text:style-name="P1">End Loop;</text:p>
      <text:p text:style-name="Standard"><text:span text:style-name="T1"/></text:p>
      <text:p text:style-name="Standard"><text:span text:style-name="T1">End While Loop</text:span>;</text:p>
      <text:p text:style-name="Standard"/>
      <text:p text:style-name="Standard">classScoreAverage = totalScore / numberOfIterations;</text:p>
      <text:p text:style-name="Standard">output totalA, totalB, totalC, totalD, totalF, classScoreAverage, <text:span text:style-name="T1">letterGrade(classScoreAverage)</text:span>;</text:p>
      <text:p text:style-name="Standard"/>
      <text:p text:style-name="P1">End of Program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M23S</meta:editing-duration>
    <meta:editing-cycles>9</meta:editing-cycles>
    <meta:generator>LibreOffice/3.4$Unix LibreOffice_project/340m1$Build-502</meta:generator>
    <dc:date>2013-02-25T16:00:40</dc:date>
    <dc:creator>David Kopp</dc:creator>
    <meta:document-statistic meta:table-count="0" meta:image-count="0" meta:object-count="0" meta:page-count="1" meta:paragraph-count="28" meta:word-count="113" meta:character-count="937" meta:non-whitespace-character-count="837"/>
    <meta:user-defined meta:name="Info 1"/>
    <meta:user-defined meta:name="Info 2"/>
    <meta:user-defined meta:name="Info 3"/>
    <meta:user-defined meta:name="Info 4"/>
  </office:meta>
</office:document-meta>
</file>